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nleitung</text:span><text:span text:style-name="T1">: </text:span><text:span text:style-name="T1">Geburtstagskalendar</text:span></text:p>
      <text:p text:style-name="P2"/>
      <text:list xml:id="list196024101747011652" text:style-name="LS1">
        <text:list-item>
          <text:p text:style-name="P6"><text:span text:style-name="T2">HTML</text:span><text:span text:style-name="T2">:</text:span></text:p>
          <text:list>
            <text:list-item>
              <text:p text:style-name="P6"><text:span text:style-name="T2">Diesesmal</text:span><text:span text:style-name="T2"> </text:span><text:span text:style-name="T2">brauchen</text:span><text:span text:style-name="T2"> </text:span><text:span text:style-name="T2">wir</text:span><text:span text:style-name="T2"> </text:span><text:span text:style-name="T2">nicht</text:span><text:span text:style-name="T2"> </text:span><text:span text:style-name="T2">viel</text:span><text:span text:style-name="T2"> </text:span><text:span text:style-name="T2">HTML</text:span><text:span text:style-name="T2">. </text:span><text:span text:style-name="T2">Schreibe</text:span><text:span text:style-name="T2"> </text:span><text:span text:style-name="T2">eine</text:span><text:span text:style-name="T2"> </text:span><text:span text:style-name="T2">Überschrift</text:span><text:span text:style-name="T2"> </text:span><text:span text:style-name="T2">und</text:span><text:span text:style-name="T2"> </text:span><text:span text:style-name="T2">die</text:span><text:span text:style-name="T2"> </text:span><text:span text:style-name="T2">tags</text:span><text:span text:style-name="T2"> </text:span><text:span text:style-name="T2">für</text:span><text:span text:style-name="T2"> </text:span><text:span text:style-name="T2">eine</text:span><text:span text:style-name="T2"> </text:span><text:span text:style-name="T2">ungeordnete</text:span><text:span text:style-name="T2"> </text:span><text:span text:style-name="T2">Liste</text:span><text:span text:style-name="T2">.</text:span></text:p>
            </text:list-item>
            <text:list-item>
              <text:p text:style-name="P6"><text:span text:style-name="T2">In</text:span><text:span text:style-name="T2"> </text:span><text:span text:style-name="T2">die</text:span><text:span text:style-name="T2"> </text:span><text:span text:style-name="T2">tags</text:span><text:span text:style-name="T2"> </text:span><text:span text:style-name="T2">für</text:span><text:span text:style-name="T2"> </text:span><text:span text:style-name="T2">die</text:span><text:span text:style-name="T2"> </text:span><text:span text:style-name="T2">Liste</text:span><text:span text:style-name="T2"> </text:span><text:span text:style-name="T2">kannst</text:span><text:span text:style-name="T2"> </text:span><text:span text:style-name="T2">du</text:span><text:span text:style-name="T2"> </text:span><text:span text:style-name="T2">schonmal</text:span><text:span text:style-name="T2"> </text:span><text:span text:style-name="T2">den</text:span><text:span text:style-name="T2"> </text:span><text:span text:style-name="T2">Aufruf</text:span><text:span text:style-name="T2"> </text:span><text:span text:style-name="T2">deiner</text:span><text:span text:style-name="T2"> </text:span><text:span text:style-name="T2">Funktion</text:span><text:span text:style-name="T2"> </text:span><text:span text:style-name="T2">schreiben</text:span><text:span text:style-name="T2">. </text:span><text:span text:style-name="T2">Diesesmal</text:span><text:span text:style-name="T2"> </text:span><text:span text:style-name="T2">einfach</text:span><text:span text:style-name="T2"> </text:span><text:span text:style-name="T2">in</text:span><text:span text:style-name="T2"> </text:span><text:span text:style-name="T2">script</text:span><text:span text:style-name="T2">-</text:span><text:span text:style-name="T2">tags</text:span><text:span text:style-name="T2">.</text:span></text:p>
            </text:list-item>
          </text:list>
        </text:list-item>
        <text:list-item>
          <text:p text:style-name="P6"><text:span text:style-name="T2">Javascript</text:span><text:span text:style-name="T2"> </text:span><text:span text:style-name="T2">Array</text:span><text:span text:style-name="T2">:</text:span></text:p>
          <text:list>
            <text:list-item>
              <text:p text:style-name="P6"><text:span text:style-name="T2">Ersteinmal</text:span><text:span text:style-name="T2"> </text:span><text:span text:style-name="T2">brauchst</text:span><text:span text:style-name="T2"> </text:span><text:span text:style-name="T2">du</text:span><text:span text:style-name="T2"> </text:span><text:span text:style-name="T2">Einträge</text:span><text:span text:style-name="T2"> </text:span><text:span text:style-name="T2">für</text:span><text:span text:style-name="T2"> </text:span><text:span text:style-name="T2">die</text:span><text:span text:style-name="T2"> </text:span><text:span text:style-name="T2">Geburtstage</text:span><text:span text:style-name="T2"> </text:span><text:span text:style-name="T2">die</text:span><text:span text:style-name="T2"> </text:span><text:span text:style-name="T2">du</text:span><text:span text:style-name="T2"> </text:span><text:span text:style-name="T2">angezeigt</text:span><text:span text:style-name="T2"> </text:span><text:span text:style-name="T2">bekommen</text:span><text:span text:style-name="T2"> </text:span><text:span text:style-name="T2">möchtest</text:span><text:span text:style-name="T2">. </text:span><text:span text:style-name="T2">Such</text:span><text:span text:style-name="T2"> </text:span><text:span text:style-name="T2">dir</text:span><text:span text:style-name="T2"> </text:span><text:span text:style-name="T2">min</text:span><text:span text:style-name="T2"> 2 </text:span><text:span text:style-name="T2">Leute</text:span><text:span text:style-name="T2"> </text:span><text:span text:style-name="T2">die</text:span><text:span text:style-name="T2"> </text:span><text:span text:style-name="T2">im</text:span><text:span text:style-name="T2"> </text:span><text:span text:style-name="T2">August</text:span><text:span text:style-name="T2"> </text:span><text:span text:style-name="T2">Geburtstag</text:span><text:span text:style-name="T2"> </text:span><text:span text:style-name="T2">haben</text:span><text:span text:style-name="T2"> </text:span><text:span text:style-name="T2">und</text:span><text:span text:style-name="T2"> </text:span><text:span text:style-name="T2">Bilder</text:span><text:span text:style-name="T2"> </text:span><text:span text:style-name="T2">von</text:span><text:span text:style-name="T2"> </text:span><text:span text:style-name="T2">ihnen</text:span><text:span text:style-name="T2">.</text:span></text:p>
            </text:list-item>
            <text:list-item>
              <text:p text:style-name="P6"><text:span text:style-name="T2">Jetzt</text:span><text:span text:style-name="T2"> </text:span><text:span text:style-name="T2">kommt</text:span><text:span text:style-name="T2"> </text:span><text:span text:style-name="T2">das</text:span><text:span text:style-name="T2"> </text:span><text:span text:style-name="T2">ganze</text:span><text:span text:style-name="T2"> </text:span><text:span text:style-name="T2">in</text:span><text:span text:style-name="T2"> </text:span><text:span text:style-name="T2">ein</text:span><text:span text:style-name="T2"> </text:span><text:span text:style-name="T2">Array</text:span><text:span text:style-name="T2">. </text:span><text:span text:style-name="T2">Pro</text:span><text:span text:style-name="T2"> </text:span><text:span text:style-name="T2">Person</text:span><text:span text:style-name="T2"> </text:span><text:span text:style-name="T2">willst</text:span><text:span text:style-name="T2"> </text:span><text:span text:style-name="T2">du</text:span><text:span text:style-name="T2"> </text:span><text:span text:style-name="T2">aber</text:span><text:span text:style-name="T2"> </text:span><text:span text:style-name="T2">mehrere</text:span><text:span text:style-name="T2"> </text:span><text:span text:style-name="T2">Sachen</text:span><text:span text:style-name="T2"> </text:span><text:span text:style-name="T2">Speichern</text:span><text:span text:style-name="T2"> </text:span><text:span text:style-name="T2">deswegen</text:span><text:span text:style-name="T2"> </text:span><text:span text:style-name="T2">benutzt</text:span><text:span text:style-name="T2"> </text:span><text:span text:style-name="T2">du</text:span><text:span text:style-name="T2"> </text:span><text:span text:style-name="T2">als</text:span><text:span text:style-name="T2"> </text:span><text:span text:style-name="T2">Arrayelemente</text:span><text:span text:style-name="T2"> </text:span><text:span text:style-name="T2">Objekte</text:span><text:span text:style-name="T2">. </text:span><text:span text:style-name="T2">Ein</text:span><text:span text:style-name="T2"> </text:span><text:span text:style-name="T2">solches</text:span><text:span text:style-name="T2"> </text:span><text:span text:style-name="T2">Objekt</text:span><text:span text:style-name="T2"> </text:span><text:span text:style-name="T2">sieht</text:span><text:span text:style-name="T2"> </text:span><text:span text:style-name="T2">dann</text:span><text:span text:style-name="T2"> </text:span><text:span text:style-name="T2">so</text:span><text:span text:style-name="T2"> </text:span><text:span text:style-name="T2">aus</text:span><text:span text:style-name="T2">:</text:span></text:p>
            </text:list-item>
          </text:list>
        </text:list-item>
      </text:list>
      <text:p text:style-name="P3"/>
      <text:p text:style-name="P1"><text:span text:style-name="T2"><text:tab/><text:tab/>{ </text:span><text:span text:style-name="T2">name</text:span><text:span text:style-name="T2">: </text:span><text:span text:style-name="T2">Max</text:span><text:span text:style-name="T2"> </text:span><text:span text:style-name="T2">Mustermann</text:span><text:span text:style-name="T2">,</text:span></text:p>
      <text:p text:style-name="P1"><text:span text:style-name="T2"><text:tab/><text:tab/> <text:s text:c="2"/></text:span><text:span text:style-name="T2">month</text:span><text:span text:style-name="T2">: 8,</text:span></text:p>
      <text:p text:style-name="P1"><text:span text:style-name="T2"><text:tab/><text:tab/> <text:s text:c="2"/></text:span><text:span text:style-name="T2">date</text:span><text:span text:style-name="T2">: 1.8.2000,</text:span></text:p>
      <text:p text:style-name="P1"><text:span text:style-name="T2"><text:tab/><text:tab/> <text:s text:c="2"/></text:span><text:span text:style-name="T2">src</text:span><text:span text:style-name="T2">: “</text:span><text:span text:style-name="T2">irgendein</text:span><text:span text:style-name="T2"> </text:span><text:span text:style-name="T2">Bild</text:span><text:span text:style-name="T2">”</text:span></text:p>
      <text:p text:style-name="P2"><text:tab/><text:tab/>}</text:p>
      <text:p text:style-name="P2"/>
      <text:list xml:id="list1702789085" text:continue-numbering="true" text:style-name="LS1">
        <text:list-item>
          <text:p text:style-name="P6"><text:span text:style-name="T2">Javascript</text:span><text:span text:style-name="T2"> </text:span><text:span text:style-name="T2">aktuelles</text:span><text:span text:style-name="T2"> </text:span><text:span text:style-name="T2">Datum</text:span><text:span text:style-name="T2">:</text:span></text:p>
          <text:list>
            <text:list-item>
              <text:p text:style-name="P6"><text:span text:style-name="T2">Du</text:span><text:span text:style-name="T2"> </text:span><text:span text:style-name="T2">brachst</text:span><text:span text:style-name="T2"> </text:span><text:span text:style-name="T2">eine</text:span><text:span text:style-name="T2"> </text:span><text:span text:style-name="T2">neue</text:span><text:span text:style-name="T2"> </text:span><text:span text:style-name="T2">Variable</text:span><text:span text:style-name="T2"> </text:span><text:span text:style-name="T2">in</text:span><text:span text:style-name="T2"> </text:span><text:span text:style-name="T2">der</text:span><text:span text:style-name="T2"> </text:span><text:span text:style-name="T2">du</text:span><text:span text:style-name="T2"> </text:span><text:span text:style-name="T2">das</text:span><text:span text:style-name="T2"> </text:span><text:span text:style-name="T2">aktuelle</text:span><text:span text:style-name="T2"> </text:span><text:span text:style-name="T2">Datum</text:span><text:span text:style-name="T2"> </text:span><text:span text:style-name="T2">speicherst</text:span><text:span text:style-name="T2">. </text:span><text:span text:style-name="T2">das</text:span><text:span text:style-name="T2"> </text:span><text:span text:style-name="T2">aktuelle</text:span><text:span text:style-name="T2"> </text:span><text:span text:style-name="T2">Datum</text:span><text:span text:style-name="T2"> </text:span><text:span text:style-name="T2">bekommst</text:span><text:span text:style-name="T2"> </text:span><text:span text:style-name="T2">du</text:span><text:span text:style-name="T2"> </text:span><text:span text:style-name="T2">über</text:span><text:span text:style-name="T2"> </text:span><text:span text:style-name="T2">den</text:span><text:span text:style-name="T2"> </text:span><text:span text:style-name="T2">Aufruf</text:span><text:span text:style-name="T2"> “</text:span><text:span text:style-name="T2">new</text:span><text:span text:style-name="T2"> </text:span><text:span text:style-name="T2">Date</text:span><text:span text:style-name="T2">()”.</text:span></text:p>
            </text:list-item>
          </text:list>
        </text:list-item>
        <text:list-item>
          <text:p text:style-name="P6"><text:span text:style-name="T2">Javascript</text:span><text:span text:style-name="T2"> </text:span><text:span text:style-name="T2">Function</text:span><text:span text:style-name="T2">:</text:span></text:p>
          <text:list>
            <text:list-item>
              <text:p text:style-name="P6"><text:span text:style-name="T2">Lege</text:span><text:span text:style-name="T2"> </text:span><text:span text:style-name="T2">eine</text:span><text:span text:style-name="T2"> </text:span><text:span text:style-name="T2">neue</text:span><text:span text:style-name="T2"> </text:span><text:span text:style-name="T2">Funktion</text:span><text:span text:style-name="T2"> </text:span><text:span text:style-name="T2">an</text:span><text:span text:style-name="T2">. </text:span><text:span text:style-name="T2">Diese</text:span><text:span text:style-name="T2"> </text:span><text:span text:style-name="T2">soll</text:span><text:span text:style-name="T2"> </text:span><text:span text:style-name="T2">jedes</text:span><text:span text:style-name="T2"> </text:span><text:span text:style-name="T2">Arrayelement</text:span><text:span text:style-name="T2"> </text:span><text:span text:style-name="T2">anschauen</text:span><text:span text:style-name="T2"> </text:span><text:span text:style-name="T2">und</text:span><text:span text:style-name="T2"> </text:span><text:span text:style-name="T2">wenn</text:span><text:span text:style-name="T2"> </text:span><text:span text:style-name="T2">der</text:span><text:span text:style-name="T2"> </text:span><text:span text:style-name="T2">Monat</text:span><text:span text:style-name="T2"> </text:span><text:span text:style-name="T2">des</text:span><text:span text:style-name="T2"> </text:span><text:span text:style-name="T2">Eintrages</text:span><text:span text:style-name="T2"> </text:span><text:span text:style-name="T2">der</text:span><text:span text:style-name="T2"> </text:span><text:span text:style-name="T2">aktuelle</text:span><text:span text:style-name="T2"> </text:span><text:span text:style-name="T2">Monat</text:span><text:span text:style-name="T2"> </text:span><text:span text:style-name="T2">ist</text:span><text:span text:style-name="T2"> </text:span><text:span text:style-name="T2">soll</text:span><text:span text:style-name="T2"> </text:span><text:span text:style-name="T2">sie</text:span><text:span text:style-name="T2"> </text:span><text:span text:style-name="T2">eine</text:span><text:span text:style-name="T2"> </text:span><text:span text:style-name="T2">Ausgabe</text:span><text:span text:style-name="T2"> </text:span><text:span text:style-name="T2">machen</text:span><text:span text:style-name="T2">, </text:span><text:span text:style-name="T2">die</text:span><text:span text:style-name="T2"> </text:span><text:span text:style-name="T2">wir</text:span><text:span text:style-name="T2"> </text:span><text:span text:style-name="T2">in</text:span><text:span text:style-name="T2"> 5. </text:span><text:span text:style-name="T2">behandeln</text:span><text:span text:style-name="T2">. </text:span><text:span text:style-name="T2">Den</text:span><text:span text:style-name="T2"> </text:span><text:span text:style-name="T2">aktuellen</text:span><text:span text:style-name="T2"> </text:span><text:span text:style-name="T2">Monat</text:span><text:span text:style-name="T2"> </text:span><text:span text:style-name="T2">kannst</text:span><text:span text:style-name="T2"> </text:span><text:span text:style-name="T2">du</text:span><text:span text:style-name="T2"> </text:span><text:span text:style-name="T2">über</text:span><text:span text:style-name="T2"> </text:span><text:span text:style-name="T2">array</text:span><text:span text:style-name="T2">[</text:span><text:span text:style-name="T2">i</text:span><text:span text:style-name="T2">].</text:span><text:span text:style-name="T2">month</text:span><text:span text:style-name="T2"> </text:span><text:span text:style-name="T2">abfragen</text:span><text:span text:style-name="T2"> </text:span><text:span text:style-name="T2">wenn</text:span><text:span text:style-name="T2"> </text:span><text:span text:style-name="T2">array</text:span><text:span text:style-name="T2"> </text:span><text:span text:style-name="T2">dein</text:span><text:span text:style-name="T2"> </text:span><text:span text:style-name="T2">Arrayname</text:span><text:span text:style-name="T2"> </text:span><text:span text:style-name="T2">und</text:span><text:span text:style-name="T2"> </text:span><text:span text:style-name="T2">i</text:span><text:span text:style-name="T2"> </text:span><text:span text:style-name="T2">der</text:span><text:span text:style-name="T2"> </text:span><text:span text:style-name="T2">Index</text:span><text:span text:style-name="T2"> </text:span><text:span text:style-name="T2">deines</text:span><text:span text:style-name="T2"> </text:span><text:span text:style-name="T2">Arrayelementes</text:span><text:span text:style-name="T2"> </text:span><text:span text:style-name="T2">ist</text:span><text:span text:style-name="T2">. </text:span><text:span text:style-name="T2">Den</text:span><text:span text:style-name="T2"> </text:span><text:span text:style-name="T2">aktuellen</text:span><text:span text:style-name="T2"> </text:span><text:span text:style-name="T2">Monat</text:span><text:span text:style-name="T2"> </text:span><text:span text:style-name="T2">bekommst</text:span><text:span text:style-name="T2"> </text:span><text:span text:style-name="T2">du</text:span><text:span text:style-name="T2"> </text:span><text:span text:style-name="T2">über</text:span><text:span text:style-name="T2"> </text:span><text:span text:style-name="T2">date</text:span><text:span text:style-name="T2">.</text:span><text:span text:style-name="T2">getMonth</text:span><text:span text:style-name="T2">(), </text:span><text:span text:style-name="T2">wenn</text:span><text:span text:style-name="T2"> </text:span><text:span text:style-name="T2">date</text:span><text:span text:style-name="T2"> </text:span><text:span text:style-name="T2">dein</text:span><text:span text:style-name="T2"> </text:span><text:span text:style-name="T2">Datum</text:span><text:span text:style-name="T2"> </text:span><text:span text:style-name="T2">ist</text:span><text:span text:style-name="T2">. </text:span></text:p>
            </text:list-item>
            <text:list-item>
              <text:p text:style-name="P6"><text:span text:style-name="T2">Achtung</text:span><text:span text:style-name="T2">: </text:span><text:span text:style-name="T2">Januar</text:span><text:span text:style-name="T2"> </text:span><text:span text:style-name="T2">ist</text:span><text:span text:style-name="T2"> </text:span><text:span text:style-name="T2">der</text:span><text:span text:style-name="T2"> </text:span><text:span text:style-name="T2">Monat</text:span><text:span text:style-name="T2"> 0, </text:span><text:span text:style-name="T2">Dezember</text:span><text:span text:style-name="T2"> </text:span><text:span text:style-name="T2">ist</text:span><text:span text:style-name="T2"> 11</text:span></text:p>
            </text:list-item>
          </text:list>
        </text:list-item>
        <text:list-item>
          <text:p text:style-name="P6"><text:span text:style-name="T2">Ausgabe</text:span><text:span text:style-name="T2"> </text:span><text:span text:style-name="T2">HTML</text:span><text:span text:style-name="T2"> </text:span><text:span text:style-name="T2">und</text:span><text:span text:style-name="T2"> </text:span><text:span text:style-name="T2">Javascript</text:span><text:span text:style-name="T2">:</text:span></text:p>
          <text:list>
            <text:list-item>
              <text:p text:style-name="P6"><text:soft-page-break/><text:span text:style-name="T2">Unser</text:span><text:span text:style-name="T2"> </text:span><text:span text:style-name="T2">Ziel</text:span><text:span text:style-name="T2"> </text:span><text:span text:style-name="T2">ist</text:span><text:span text:style-name="T2"> </text:span><text:span text:style-name="T2">es</text:span><text:span text:style-name="T2">, </text:span><text:span text:style-name="T2">dass</text:span><text:span text:style-name="T2"> </text:span><text:span text:style-name="T2">von</text:span><text:span text:style-name="T2"> </text:span><text:span text:style-name="T2">allen</text:span><text:span text:style-name="T2"> </text:span><text:span text:style-name="T2">Leuten</text:span><text:span text:style-name="T2"> </text:span><text:span text:style-name="T2">die</text:span><text:span text:style-name="T2"> </text:span><text:span text:style-name="T2">Geburtstag</text:span><text:span text:style-name="T2"> </text:span><text:span text:style-name="T2">haben</text:span><text:span text:style-name="T2"> </text:span><text:span text:style-name="T2">das</text:span><text:span text:style-name="T2"> </text:span><text:span text:style-name="T2">Bild</text:span><text:span text:style-name="T2"> </text:span><text:span text:style-name="T2">sowie</text:span><text:span text:style-name="T2"> </text:span><text:span text:style-name="T2">Name</text:span><text:span text:style-name="T2"> </text:span><text:span text:style-name="T2">und</text:span><text:span text:style-name="T2"> </text:span><text:span text:style-name="T2">Geburtsdatum</text:span><text:span text:style-name="T2"> </text:span><text:span text:style-name="T2">ausgegeben</text:span><text:span text:style-name="T2"> </text:span><text:span text:style-name="T2">wird</text:span><text:span text:style-name="T2">. </text:span><text:span text:style-name="T2">Das</text:span><text:span text:style-name="T2"> </text:span><text:span text:style-name="T2">ganze</text:span><text:span text:style-name="T2"> </text:span><text:span text:style-name="T2">soll</text:span><text:span text:style-name="T2"> </text:span><text:span text:style-name="T2">dann</text:span><text:span text:style-name="T2"> </text:span><text:span text:style-name="T2">eine</text:span><text:span text:style-name="T2"> </text:span><text:span text:style-name="T2">Liste</text:span><text:span text:style-name="T2"> </text:span><text:span text:style-name="T2">sein</text:span><text:span text:style-name="T2">, </text:span><text:span text:style-name="T2">in</text:span><text:span text:style-name="T2"> </text:span><text:span text:style-name="T2">der</text:span><text:span text:style-name="T2"> </text:span><text:span text:style-name="T2">alle</text:span><text:span text:style-name="T2"> </text:span><text:span text:style-name="T2">Personen</text:span><text:span text:style-name="T2"> </text:span><text:span text:style-name="T2">untereinander</text:span><text:span text:style-name="T2"> </text:span><text:span text:style-name="T2">aufgeführt</text:span><text:span text:style-name="T2"> </text:span><text:span text:style-name="T2">sind</text:span><text:span text:style-name="T2">. <text:s/></text:span></text:p>
            </text:list-item>
            <text:list-item>
              <text:p text:style-name="P6"><text:span text:style-name="T2">Für</text:span><text:span text:style-name="T2"> </text:span><text:span text:style-name="T2">die</text:span><text:span text:style-name="T2"> </text:span><text:span text:style-name="T2">Ausgabe</text:span><text:span text:style-name="T2"> </text:span><text:span text:style-name="T2">verwenden</text:span><text:span text:style-name="T2"> </text:span><text:span text:style-name="T2">wir</text:span><text:span text:style-name="T2"> “</text:span><text:span text:style-name="T2">document</text:span><text:span text:style-name="T2">.</text:span><text:span text:style-name="T2">write</text:span><text:span text:style-name="T2">()”. </text:span><text:span text:style-name="T2">Diese</text:span><text:span text:style-name="T2"> </text:span><text:span text:style-name="T2">Funktion</text:span><text:span text:style-name="T2"> </text:span><text:span text:style-name="T2">schreibt</text:span><text:span text:style-name="T2"> </text:span><text:span text:style-name="T2">das</text:span><text:span text:style-name="T2"> </text:span><text:span text:style-name="T2">was</text:span><text:span text:style-name="T2"> </text:span><text:span text:style-name="T2">ihr</text:span><text:span text:style-name="T2"> </text:span><text:span text:style-name="T2">als</text:span><text:span text:style-name="T2"> </text:span><text:span text:style-name="T2">Parameter</text:span><text:span text:style-name="T2"> </text:span><text:span text:style-name="T2">gegeben</text:span><text:span text:style-name="T2"> </text:span><text:span text:style-name="T2">wird</text:span><text:span text:style-name="T2"> </text:span><text:span text:style-name="T2">direkt</text:span><text:span text:style-name="T2"> </text:span><text:span text:style-name="T2">an</text:span><text:span text:style-name="T2"> </text:span><text:span text:style-name="T2">die</text:span><text:span text:style-name="T2"> </text:span><text:span text:style-name="T2">Stelle</text:span><text:span text:style-name="T2"> </text:span><text:span text:style-name="T2">ins</text:span><text:span text:style-name="T2"> </text:span><text:span text:style-name="T2">html</text:span><text:span text:style-name="T2"> </text:span><text:span text:style-name="T2">an</text:span><text:span text:style-name="T2"> </text:span><text:span text:style-name="T2">der</text:span><text:span text:style-name="T2"> </text:span><text:span text:style-name="T2">sie</text:span><text:span text:style-name="T2"> </text:span><text:span text:style-name="T2">aufgerufen</text:span><text:span text:style-name="T2"> </text:span><text:span text:style-name="T2">wird</text:span><text:span text:style-name="T2">. </text:span><text:span text:style-name="T2">In</text:span><text:span text:style-name="T2"> </text:span><text:span text:style-name="T2">unserem</text:span><text:span text:style-name="T2"> </text:span><text:span text:style-name="T2">Fall</text:span><text:span text:style-name="T2"> </text:span><text:span text:style-name="T2">also</text:span><text:span text:style-name="T2"> </text:span><text:span text:style-name="T2">zwischen</text:span><text:span text:style-name="T2"> </text:span><text:span text:style-name="T2">den</text:span><text:span text:style-name="T2"> </text:span><text:span text:style-name="T2">Listentags</text:span><text:span text:style-name="T2">. </text:span><text:span text:style-name="T2">Am</text:span><text:span text:style-name="T2"> </text:span><text:span text:style-name="T2">besten</text:span><text:span text:style-name="T2"> </text:span><text:span text:style-name="T2">schreibst</text:span><text:span text:style-name="T2"> </text:span><text:span text:style-name="T2">du</text:span><text:span text:style-name="T2"> </text:span><text:span text:style-name="T2">dir</text:span><text:span text:style-name="T2"> </text:span><text:span text:style-name="T2">jetzt</text:span><text:span text:style-name="T2"> </text:span><text:span text:style-name="T2">den</text:span><text:span text:style-name="T2"> </text:span><text:span text:style-name="T2">HTML</text:span><text:span text:style-name="T2">-</text:span><text:span text:style-name="T2">Code</text:span><text:span text:style-name="T2"> </text:span><text:span text:style-name="T2">auf</text:span><text:span text:style-name="T2"> </text:span><text:span text:style-name="T2">für</text:span><text:span text:style-name="T2"> </text:span><text:span text:style-name="T2">das</text:span><text:span text:style-name="T2"> </text:span><text:span text:style-name="T2">was</text:span><text:span text:style-name="T2"> </text:span><text:span text:style-name="T2">du</text:span><text:span text:style-name="T2"> </text:span><text:span text:style-name="T2">am</text:span><text:span text:style-name="T2"> </text:span><text:span text:style-name="T2">Ende</text:span><text:span text:style-name="T2"> </text:span><text:span text:style-name="T2">als</text:span><text:span text:style-name="T2"> </text:span><text:span text:style-name="T2">Ausgabe</text:span><text:span text:style-name="T2"> </text:span><text:span text:style-name="T2">haben</text:span><text:span text:style-name="T2"> </text:span><text:span text:style-name="T2">möchtest</text:span><text:span text:style-name="T2">. </text:span><text:span text:style-name="T2">Also</text:span><text:span text:style-name="T2"> </text:span><text:span text:style-name="T2">ein</text:span><text:span text:style-name="T2"> </text:span><text:span text:style-name="T2">Listenelement</text:span><text:span text:style-name="T2"> </text:span><text:span text:style-name="T2">das</text:span><text:span text:style-name="T2"> </text:span><text:span text:style-name="T2">ein</text:span><text:span text:style-name="T2"> </text:span><text:span text:style-name="T2">Bild</text:span><text:span text:style-name="T2"> </text:span><text:span text:style-name="T2">sowie</text:span><text:span text:style-name="T2"> </text:span><text:span text:style-name="T2">einen</text:span><text:span text:style-name="T2"> </text:span><text:span text:style-name="T2">Paragraphen</text:span><text:span text:style-name="T2"> </text:span><text:span text:style-name="T2">beinhaltet</text:span><text:span text:style-name="T2">, </text:span><text:span text:style-name="T2">in</text:span><text:span text:style-name="T2"> </text:span><text:span text:style-name="T2">dem</text:span><text:span text:style-name="T2"> </text:span><text:span text:style-name="T2">Name</text:span><text:span text:style-name="T2"> </text:span><text:span text:style-name="T2">und</text:span><text:span text:style-name="T2"> <text:s/></text:span><text:span text:style-name="T2">Geburtsdatum</text:span><text:span text:style-name="T2"> </text:span><text:span text:style-name="T2">der</text:span><text:span text:style-name="T2"> </text:span><text:span text:style-name="T2">Person</text:span><text:span text:style-name="T2"> </text:span><text:span text:style-name="T2">steht</text:span><text:span text:style-name="T2">.</text:span></text:p>
            </text:list-item>
            <text:list-item>
              <text:p text:style-name="P6"><text:span text:style-name="T2">Jetzt</text:span><text:span text:style-name="T2"> </text:span><text:span text:style-name="T2">wird</text:span><text:span text:style-name="T2"> </text:span><text:span text:style-name="T2">es</text:span><text:span text:style-name="T2"> </text:span><text:span text:style-name="T2">ein</text:span><text:span text:style-name="T2"> </text:span><text:span text:style-name="T2">bisschen</text:span><text:span text:style-name="T2"> </text:span><text:span text:style-name="T2">kompliziert</text:span><text:span text:style-name="T2">. </text:span><text:span text:style-name="T2">Schau</text:span><text:span text:style-name="T2"> </text:span><text:span text:style-name="T2">dir</text:span><text:span text:style-name="T2"> </text:span><text:span text:style-name="T2">deinen</text:span><text:span text:style-name="T2"> </text:span><text:span text:style-name="T2">HTML</text:span><text:span text:style-name="T2"> </text:span><text:span text:style-name="T2">code</text:span><text:span text:style-name="T2"> </text:span><text:span text:style-name="T2">an</text:span><text:span text:style-name="T2"> </text:span><text:span text:style-name="T2">und</text:span><text:span text:style-name="T2"> </text:span><text:span text:style-name="T2">füge</text:span><text:span text:style-name="T2"> </text:span><text:span text:style-name="T2">vor</text:span><text:span text:style-name="T2"> </text:span><text:span text:style-name="T2">allen</text:span><text:span text:style-name="T2"> </text:span><text:span text:style-name="T2">Anführungszeichen</text:span><text:span text:style-name="T2"> </text:span><text:span text:style-name="T2">ein</text:span><text:span text:style-name="T2"> \ </text:span><text:span text:style-name="T2">ein</text:span><text:span text:style-name="T2">. </text:span><text:span text:style-name="T2">Das</text:span><text:span text:style-name="T2"> </text:span><text:span text:style-name="T2">brauchst</text:span><text:span text:style-name="T2"> </text:span><text:span text:style-name="T2">du</text:span><text:span text:style-name="T2"> </text:span><text:span text:style-name="T2">weil</text:span><text:span text:style-name="T2"> </text:span><text:span text:style-name="T2">Anführungszeichen</text:span><text:span text:style-name="T2"> </text:span><text:span text:style-name="T2">in</text:span><text:span text:style-name="T2"> </text:span><text:span text:style-name="T2">Javascript</text:span><text:span text:style-name="T2"> </text:span><text:span text:style-name="T2">das</text:span><text:span text:style-name="T2"> </text:span><text:span text:style-name="T2">Ende</text:span><text:span text:style-name="T2"> </text:span><text:span text:style-name="T2">oder</text:span><text:span text:style-name="T2"> </text:span><text:span text:style-name="T2">den</text:span><text:span text:style-name="T2"> </text:span><text:span text:style-name="T2">Anfang</text:span><text:span text:style-name="T2"> </text:span><text:span text:style-name="T2">von</text:span><text:span text:style-name="T2"> </text:span><text:span text:style-name="T2">Strings</text:span><text:span text:style-name="T2"> </text:span><text:span text:style-name="T2">markieren</text:span><text:span text:style-name="T2">. </text:span><text:span text:style-name="T2">Deshalb</text:span><text:span text:style-name="T2"> </text:span><text:span text:style-name="T2">muss</text:span><text:span text:style-name="T2"> </text:span><text:span text:style-name="T2">man</text:span><text:span text:style-name="T2"> </text:span><text:span text:style-name="T2">sie</text:span><text:span text:style-name="T2"> “</text:span><text:span text:style-name="T2">escapen</text:span><text:span text:style-name="T2">” </text:span><text:span text:style-name="T2">das</text:span><text:span text:style-name="T2"> </text:span><text:span text:style-name="T2">heißt</text:span><text:span text:style-name="T2"> </text:span><text:span text:style-name="T2">man</text:span><text:span text:style-name="T2"> </text:span><text:span text:style-name="T2">sagt</text:span><text:span text:style-name="T2"> </text:span><text:span text:style-name="T2">dem</text:span><text:span text:style-name="T2"> </text:span><text:span text:style-name="T2">Computer</text:span><text:span text:style-name="T2"> </text:span><text:span text:style-name="T2">das</text:span><text:span text:style-name="T2"> </text:span><text:span text:style-name="T2">er</text:span><text:span text:style-name="T2"> </text:span><text:span text:style-name="T2">sie</text:span><text:span text:style-name="T2"> </text:span><text:span text:style-name="T2">als</text:span><text:span text:style-name="T2"> </text:span><text:span text:style-name="T2">Anführungszeichen</text:span><text:span text:style-name="T2"> </text:span><text:span text:style-name="T2">und</text:span><text:span text:style-name="T2"> </text:span><text:span text:style-name="T2">nicht</text:span><text:span text:style-name="T2"> </text:span><text:span text:style-name="T2">als</text:span><text:span text:style-name="T2"> </text:span><text:span text:style-name="T2">Stringanfang</text:span><text:span text:style-name="T2"> </text:span><text:span text:style-name="T2">oder</text:span><text:span text:style-name="T2"> </text:span><text:span text:style-name="T2">Ende</text:span><text:span text:style-name="T2"> </text:span><text:span text:style-name="T2">Lesen</text:span><text:span text:style-name="T2"> </text:span><text:span text:style-name="T2">soll</text:span><text:span text:style-name="T2">.</text:span></text:p>
            </text:list-item>
            <text:list-item>
              <text:p text:style-name="P6"><text:span text:style-name="T2">Jetzt</text:span><text:span text:style-name="T2"> </text:span><text:span text:style-name="T2">musst</text:span><text:span text:style-name="T2"> </text:span><text:span text:style-name="T2">du</text:span><text:span text:style-name="T2"> </text:span><text:span text:style-name="T2">alle</text:span><text:span text:style-name="T2"> </text:span><text:span text:style-name="T2">Informationen</text:span><text:span text:style-name="T2"> </text:span><text:span text:style-name="T2">die</text:span><text:span text:style-name="T2"> </text:span><text:span text:style-name="T2">du</text:span><text:span text:style-name="T2"> </text:span><text:span text:style-name="T2">aus</text:span><text:span text:style-name="T2"> </text:span><text:span text:style-name="T2">deinem</text:span><text:span text:style-name="T2"> </text:span><text:span text:style-name="T2">Array</text:span><text:span text:style-name="T2"> </text:span><text:span text:style-name="T2">bekommst</text:span><text:span text:style-name="T2"> </text:span><text:span text:style-name="T2">makieren</text:span><text:span text:style-name="T2"> </text:span><text:span text:style-name="T2">und</text:span><text:span text:style-name="T2"> </text:span><text:span text:style-name="T2">dein</text:span><text:span text:style-name="T2"> </text:span><text:span text:style-name="T2">HTML</text:span><text:span text:style-name="T2"> </text:span><text:span text:style-name="T2">davor</text:span><text:span text:style-name="T2"> </text:span><text:span text:style-name="T2">und</text:span><text:span text:style-name="T2"> </text:span><text:span text:style-name="T2">dahinter</text:span><text:span text:style-name="T2"> </text:span><text:span text:style-name="T2">auseinander</text:span><text:span text:style-name="T2"> </text:span><text:span text:style-name="T2">ziehen</text:span><text:span text:style-name="T2"> </text:span><text:span text:style-name="T2">und</text:span><text:span text:style-name="T2"> </text:span><text:span text:style-name="T2">dort</text:span><text:span text:style-name="T2"> </text:span><text:span text:style-name="T2">ein</text:span><text:span text:style-name="T2"> </text:span><text:span text:style-name="T2">Plus</text:span><text:span text:style-name="T2"> </text:span><text:span text:style-name="T2">einfügen</text:span><text:span text:style-name="T2"> </text:span><text:span text:style-name="T2">zB</text:span><text:span text:style-name="T2"> </text:span><text:span text:style-name="T2">so</text:span><text:span text:style-name="T2">: &lt;</text:span><text:span text:style-name="T2">p</text:span><text:span text:style-name="T2">&gt; + </text:span><text:span text:style-name="T2">name</text:span><text:span text:style-name="T2"> + + </text:span><text:span text:style-name="T2">datum</text:span><text:span text:style-name="T2"> +&lt;/</text:span><text:span text:style-name="T2">p</text:span><text:span text:style-name="T2">&gt;</text:span></text:p>
            </text:list-item>
            <text:list-item>
              <text:p text:style-name="P6"><text:span text:style-name="T2">Als</text:span><text:span text:style-name="T2"> </text:span><text:span text:style-name="T2">nächstes</text:span><text:span text:style-name="T2"> </text:span><text:span text:style-name="T2">fügst</text:span><text:span text:style-name="T2"> </text:span><text:span text:style-name="T2">du</text:span><text:span text:style-name="T2"> </text:span><text:span text:style-name="T2">vor</text:span><text:span text:style-name="T2"> </text:span><text:span text:style-name="T2">und</text:span><text:span text:style-name="T2"> </text:span><text:span text:style-name="T2">hinter</text:span><text:span text:style-name="T2"> </text:span><text:span text:style-name="T2">alle</text:span><text:span text:style-name="T2"> </text:span><text:span text:style-name="T2">zusammenhängenden</text:span><text:span text:style-name="T2"> </text:span><text:span text:style-name="T2">HTML</text:span><text:span text:style-name="T2"> </text:span><text:span text:style-name="T2">Stücke</text:span><text:span text:style-name="T2"> </text:span><text:span text:style-name="T2">Anführungszeichen</text:span><text:span text:style-name="T2"> </text:span><text:span text:style-name="T2">ein</text:span><text:span text:style-name="T2">. </text:span><text:span text:style-name="T2">Also</text:span><text:span text:style-name="T2"> </text:span><text:span text:style-name="T2">sähe</text:span><text:span text:style-name="T2"> </text:span><text:span text:style-name="T2">unser</text:span><text:span text:style-name="T2"> </text:span><text:span text:style-name="T2">Beispiel</text:span><text:span text:style-name="T2"> </text:span><text:span text:style-name="T2">so</text:span><text:span text:style-name="T2"> </text:span><text:span text:style-name="T2">aus</text:span><text:span text:style-name="T2">: “&lt;</text:span><text:span text:style-name="T2">p</text:span><text:span text:style-name="T2">&gt;”+ </text:span><text:span text:style-name="T2">name</text:span><text:span text:style-name="T2"> + ” “ + </text:span><text:span text:style-name="T2">datum</text:span><text:span text:style-name="T2"> + “&lt;/</text:span><text:span text:style-name="T2">p</text:span><text:span text:style-name="T2">&gt;”</text:span></text:p>
            </text:list-item>
            <text:list-item>
              <text:p text:style-name="P6"><text:span text:style-name="T2">Als</text:span><text:span text:style-name="T2"> </text:span><text:span text:style-name="T2">nächstes</text:span><text:span text:style-name="T2"> </text:span><text:span text:style-name="T2">fügst</text:span><text:span text:style-name="T2"> </text:span><text:span text:style-name="T2">du</text:span><text:span text:style-name="T2"> </text:span><text:span text:style-name="T2">statt</text:span><text:span text:style-name="T2"> </text:span><text:span text:style-name="T2">deinem</text:span><text:span text:style-name="T2"> </text:span><text:span text:style-name="T2">Bild</text:span><text:span text:style-name="T2">, </text:span><text:span text:style-name="T2">name</text:span><text:span text:style-name="T2"> </text:span><text:span text:style-name="T2">und</text:span><text:span text:style-name="T2"> </text:span><text:span text:style-name="T2">datum</text:span><text:span text:style-name="T2"> </text:span><text:span text:style-name="T2">die</text:span><text:span text:style-name="T2"> </text:span><text:span text:style-name="T2">Elemente</text:span><text:span text:style-name="T2"> </text:span><text:span text:style-name="T2">aus</text:span><text:span text:style-name="T2"> </text:span><text:span text:style-name="T2">dem</text:span><text:span text:style-name="T2"> </text:span><text:span text:style-name="T2">Array</text:span><text:span text:style-name="T2"> </text:span><text:span text:style-name="T2">ein</text:span><text:span text:style-name="T2">. </text:span><text:span text:style-name="T2">auf</text:span><text:span text:style-name="T2"> </text:span><text:span text:style-name="T2">diese</text:span><text:span text:style-name="T2"> </text:span><text:span text:style-name="T2">greifst</text:span><text:span text:style-name="T2"> </text:span><text:span text:style-name="T2">du</text:span><text:span text:style-name="T2"> </text:span><text:span text:style-name="T2">genauso</text:span><text:span text:style-name="T2"> </text:span><text:span text:style-name="T2">zu</text:span><text:span text:style-name="T2"> </text:span><text:span text:style-name="T2">wie</text:span><text:span text:style-name="T2"> </text:span><text:span text:style-name="T2">auf</text:span><text:span text:style-name="T2"> </text:span><text:span text:style-name="T2">dem</text:span><text:span text:style-name="T2"> </text:span><text:span text:style-name="T2">Monat</text:span><text:span text:style-name="T2"> </text:span><text:span text:style-name="T2">aus</text:span><text:span text:style-name="T2"> </text:span><text:span text:style-name="T2">dem</text:span><text:span text:style-name="T2"> </text:span><text:span text:style-name="T2">Array</text:span><text:span text:style-name="T2">.</text:span></text:p>
            </text:list-item>
          </text:list>
        </text:list-item>
        <text:list-item>
          <text:p text:style-name="P6"><text:span text:style-name="T2">Jetzt</text:span><text:span text:style-name="T2"> </text:span><text:span text:style-name="T2">probiere</text:span><text:span text:style-name="T2"> </text:span><text:span text:style-name="T2">das</text:span><text:span text:style-name="T2"> </text:span><text:span text:style-name="T2">ganze</text:span><text:span text:style-name="T2"> </text:span><text:span text:style-name="T2">aus</text:span><text:span text:style-name="T2">.</text:span>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/>
    <dc:creator/>
    <meta:editing-cycles>1</meta:editing-cycles>
    <meta:document-statistic meta:table-count="0" meta:image-count="0" meta:object-count="0" meta:page-count="2" meta:paragraph-count="25" meta:word-count="484" meta:character-count="2911"/>
  </office:meta>
</office:document-meta>
</file>